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>
      <style:table-properties style:width="11.689cm" table:align="left" style:writing-mode="lr-tb"/>
    </style:style>
    <style:style style:name="Tabelle6.A" style:family="table-column">
      <style:table-column-properties style:column-width="3.801cm"/>
    </style:style>
    <style:style style:name="Tabelle6.B" style:family="table-column">
      <style:table-column-properties style:column-width="2.501cm"/>
    </style:style>
    <style:style style:name="Tabelle6.C" style:family="table-column">
      <style:table-column-properties style:column-width="2.596cm"/>
    </style:style>
    <style:style style:name="Tabelle6.D" style:family="table-column">
      <style:table-column-properties style:column-width="2.79cm"/>
    </style:style>
    <style:style style:name="Tabel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D1" style:family="table-cell">
      <style:table-cell-properties fo:background-color="#cccccc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B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none" fo:border-top="none" fo:border-bottom="0.05pt solid #000000"/>
    </style:style>
    <style:style style:name="Tabelle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4" style:family="table-cell">
      <style:table-cell-properties fo:padding="0.097cm" fo:border-left="0.05pt solid #000000" fo:border-right="none" fo:border-top="none" fo:border-bottom="0.05pt solid #000000"/>
    </style:style>
    <style:style style:name="Tabelle6.B4" style:family="table-cell">
      <style:table-cell-properties fo:padding="0.097cm" fo:border-left="0.05pt solid #000000" fo:border-right="none" fo:border-top="none" fo:border-bottom="0.05pt solid #000000"/>
    </style:style>
    <style:style style:name="Tabelle6.C4" style:family="table-cell">
      <style:table-cell-properties fo:padding="0.097cm" fo:border-left="0.05pt solid #000000" fo:border-right="none" fo:border-top="none" fo:border-bottom="0.05pt solid #000000"/>
    </style:style>
    <style:style style:name="Tabelle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25.689cm" table:align="left" style:shadow="none" style:writing-mode="page"/>
    </style:style>
    <style:style style:name="Tabelle7.A" style:family="table-column">
      <style:table-column-properties style:column-width="9.91cm"/>
    </style:style>
    <style:style style:name="Tabelle7.B" style:family="table-column">
      <style:table-column-properties style:column-width="15.78cm"/>
    </style:style>
    <style:style style:name="Tabelle7.A1" style:family="table-cell">
      <style:table-cell-properties fo:padding="0cm" fo:border="none"/>
    </style:style>
    <style:style style:name="Tabelle2" style:family="table">
      <style:table-properties style:width="8.105cm" table:align="left" style:writing-mode="lr-tb"/>
    </style:style>
    <style:style style:name="Tabelle2.A" style:family="table-column">
      <style:table-column-properties style:column-width="2.501cm"/>
    </style:style>
    <style:style style:name="Tabelle2.B" style:family="table-column">
      <style:table-column-properties style:column-width="5.604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0.007cm" table:align="left" style:writing-mode="lr-tb"/>
    </style:style>
    <style:style style:name="Tabelle8.A" style:family="table-column">
      <style:table-column-properties style:column-width="2.693cm"/>
    </style:style>
    <style:style style:name="Tabelle8.B" style:family="table-column">
      <style:table-column-properties style:column-width="4.715cm"/>
    </style:style>
    <style:style style:name="Tabelle8.C" style:family="table-column">
      <style:table-column-properties style:column-width="2.598cm"/>
    </style:style>
    <style:style style:name="Tabel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C1" style:family="table-cell">
      <style:table-cell-properties fo:background-color="#cccccc" fo:padding="0.097cm" fo:border="0.05pt solid #000000">
        <style:background-image/>
      </style:table-cell-properties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3" style:family="table-cell">
      <style:table-cell-properties fo:padding="0.097cm" fo:border-left="0.05pt solid #000000" fo:border-right="none" fo:border-top="none" fo:border-bottom="0.05pt solid #000000"/>
    </style:style>
    <style:style style:name="Tabelle8.B3" style:family="table-cell">
      <style:table-cell-properties fo:padding="0.097cm" fo:border-left="0.05pt solid #000000" fo:border-right="none" fo:border-top="none" fo:border-bottom="0.05pt solid #000000"/>
    </style:style>
    <style:style style:name="Tabelle8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style:writing-mode="page"/>
      <style:text-properties fo:font-size="24pt" fo:font-style="normal" fo:font-weight="bold" officeooo:rsid="006b80a9" officeooo:paragraph-rsid="001fc5ee" style:font-size-asian="24pt" style:font-style-asian="normal" style:font-weight-asian="bold" style:font-size-complex="24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style:writing-mode="page"/>
      <style:text-properties fo:font-size="24pt" fo:font-style="normal" fo:font-weight="bold" officeooo:rsid="006b80a9" officeooo:paragraph-rsid="001e2b31" style:font-size-asian="24pt" style:font-style-asian="normal" style:font-weight-asian="bold" style:font-size-complex="24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style:writing-mode="page"/>
      <style:text-properties fo:font-size="24pt" officeooo:rsid="006b80a9" officeooo:paragraph-rsid="001fc5ee" style:font-size-asian="24pt" style:font-size-complex="24pt"/>
    </style:style>
    <style:style style:name="P4" style:family="paragraph" style:parent-style-name="Standard">
      <style:paragraph-properties fo:margin-top="0cm" fo:margin-bottom="0cm" loext:contextual-spacing="false" style:writing-mode="page"/>
      <style:text-properties fo:font-size="24pt" officeooo:rsid="006b80a9" officeooo:paragraph-rsid="001e2b31" style:font-size-asian="24pt" style:font-size-complex="24pt"/>
    </style:style>
    <style:style style:name="P5" style:family="paragraph" style:parent-style-name="Standard">
      <style:paragraph-properties fo:margin-top="0cm" fo:margin-bottom="0cm" loext:contextual-spacing="false" style:writing-mode="page"/>
      <style:text-properties fo:font-size="24pt" officeooo:rsid="006b80a9" officeooo:paragraph-rsid="0021299c" style:font-size-asian="24pt" style:font-size-complex="24pt"/>
    </style:style>
    <style:style style:name="P6" style:family="paragraph" style:parent-style-name="Standard">
      <style:paragraph-properties fo:margin-top="0cm" fo:margin-bottom="0cm" loext:contextual-spacing="false" style:writing-mode="page"/>
      <style:text-properties fo:font-size="24pt" officeooo:rsid="001fc5ee" officeooo:paragraph-rsid="001fc5ee" style:font-size-asian="24pt" style:font-size-complex="24pt"/>
    </style:style>
    <style:style style:name="P7" style:family="paragraph" style:parent-style-name="Standard">
      <style:paragraph-properties fo:margin-top="0cm" fo:margin-bottom="0cm" loext:contextual-spacing="false" style:writing-mode="page"/>
      <style:text-properties fo:font-size="24pt" officeooo:rsid="001fc5ee" officeooo:paragraph-rsid="0021299c" style:font-size-asian="24pt" style:font-size-complex="24pt"/>
    </style:style>
    <style:style style:name="P8" style:family="paragraph" style:parent-style-name="Standard">
      <style:paragraph-properties fo:margin-top="0cm" fo:margin-bottom="0cm" loext:contextual-spacing="false" style:writing-mode="page"/>
      <style:text-properties fo:font-size="24pt" officeooo:rsid="0021299c" officeooo:paragraph-rsid="0021299c" style:font-size-asian="24pt" style:font-size-complex="24pt"/>
    </style:style>
    <style:style style:name="P9" style:family="paragraph" style:parent-style-name="Standard">
      <style:paragraph-properties fo:margin-top="0cm" fo:margin-bottom="0cm" loext:contextual-spacing="false" style:writing-mode="page"/>
      <style:text-properties style:font-name="Courier New" fo:font-size="24pt" officeooo:rsid="0021299c" officeooo:paragraph-rsid="0021299c" style:font-size-asian="24pt" style:font-size-complex="24pt"/>
    </style:style>
    <style:style style:name="P10" style:family="paragraph" style:parent-style-name="Table_20_Contents">
      <style:paragraph-properties fo:margin-top="0cm" fo:margin-bottom="0cm" loext:contextual-spacing="false" style:writing-mode="page"/>
      <style:text-properties fo:font-size="24pt" style:text-underline-style="solid" style:text-underline-width="auto" style:text-underline-color="font-color" officeooo:rsid="001fc5ee" officeooo:paragraph-rsid="001fc5ee" style:font-size-asian="24pt" style:font-size-complex="24pt"/>
    </style:style>
    <style:style style:name="P11" style:family="paragraph" style:parent-style-name="Table_20_Contents">
      <style:paragraph-properties fo:margin-top="0cm" fo:margin-bottom="0cm" loext:contextual-spacing="false" style:writing-mode="page"/>
      <style:text-properties fo:font-size="24pt" style:text-underline-style="solid" style:text-underline-width="auto" style:text-underline-color="font-color" fo:font-weight="normal" officeooo:rsid="001c9b37" officeooo:paragraph-rsid="001fc5ee" style:font-size-asian="24pt" style:font-weight-asian="normal" style:font-size-complex="24pt" style:font-weight-complex="normal"/>
    </style:style>
    <style:style style:name="P12" style:family="paragraph" style:parent-style-name="Table_20_Contents">
      <style:paragraph-properties fo:margin-top="0cm" fo:margin-bottom="0cm" loext:contextual-spacing="false" style:writing-mode="page"/>
      <style:text-properties fo:font-size="24pt" officeooo:rsid="006b80a9" officeooo:paragraph-rsid="001fc5ee" style:font-size-asian="24pt" style:font-size-complex="24pt"/>
    </style:style>
    <style:style style:name="P13" style:family="paragraph" style:parent-style-name="Table_20_Contents">
      <style:paragraph-properties fo:margin-top="0cm" fo:margin-bottom="0cm" loext:contextual-spacing="false" style:writing-mode="page"/>
      <style:text-properties fo:font-size="24pt" officeooo:rsid="001fc5ee" officeooo:paragraph-rsid="001fc5ee" style:font-size-asian="24pt" style:font-size-complex="24pt"/>
    </style:style>
    <style:style style:name="P14" style:family="paragraph" style:parent-style-name="Table_20_Contents">
      <style:paragraph-properties fo:margin-top="0cm" fo:margin-bottom="0cm" loext:contextual-spacing="false" style:writing-mode="page"/>
      <style:text-properties fo:font-size="24pt" officeooo:rsid="001c9b37" officeooo:paragraph-rsid="001e2b31" style:font-size-asian="24pt" style:font-size-complex="24pt"/>
    </style:style>
    <style:style style:name="P15" style:family="paragraph" style:parent-style-name="Table_20_Contents">
      <style:paragraph-properties fo:margin-top="0cm" fo:margin-bottom="0cm" loext:contextual-spacing="false" style:writing-mode="page"/>
      <style:text-properties fo:font-size="24pt" style:text-underline-style="none" fo:font-weight="normal" officeooo:rsid="001fc5ee" officeooo:paragraph-rsid="001fc5ee" style:font-size-asian="24pt" style:font-weight-asian="normal" style:font-size-complex="24pt" style:font-weight-complex="normal"/>
    </style:style>
    <style:style style:name="P16" style:family="paragraph" style:parent-style-name="Table_20_Contents">
      <style:paragraph-properties fo:margin-top="0cm" fo:margin-bottom="0cm" loext:contextual-spacing="false" style:writing-mode="page"/>
      <style:text-properties fo:font-size="24pt" fo:font-weight="normal" officeooo:rsid="001c9b37" officeooo:paragraph-rsid="001e2b31" style:font-size-asian="24pt" style:font-weight-asian="normal" style:font-size-complex="24pt" style:font-weight-complex="normal"/>
    </style:style>
    <style:style style:name="P17" style:family="paragraph" style:parent-style-name="Table_20_Contents">
      <style:paragraph-properties fo:margin-top="0cm" fo:margin-bottom="0cm" loext:contextual-spacing="false" style:writing-mode="page"/>
      <style:text-properties fo:font-size="24pt" fo:font-weight="normal" officeooo:rsid="001fc5ee" officeooo:paragraph-rsid="001fc5ee" style:font-size-asian="24pt" style:font-weight-asian="normal" style:font-size-complex="24pt" style:font-weight-complex="normal"/>
    </style:style>
    <style:style style:name="T1" style:family="text">
      <style:text-properties officeooo:rsid="0019f8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1">Kunde</text:p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0">KdNr</text:p>
                </table:table-cell>
                <table:table-cell table:style-name="Tabelle2.B1" office:value-type="string">
                  <text:p text:style-name="P12">Name</text:p>
                </table:table-cell>
              </table:table-row>
              <table:table-row>
                <table:table-cell table:style-name="Tabelle2.A2" office:value-type="string">
                  <text:p text:style-name="P13">001</text:p>
                </table:table-cell>
                <table:table-cell table:style-name="Tabelle2.B2" office:value-type="string">
                  <text:p text:style-name="P12">Marco Schmitz</text:p>
                </table:table-cell>
              </table:table-row>
              <table:table-row>
                <table:table-cell table:style-name="Tabelle2.A3" office:value-type="string">
                  <text:p text:style-name="P13">002</text:p>
                </table:table-cell>
                <table:table-cell table:style-name="Tabelle2.B3" office:value-type="string">
                  <text:p text:style-name="P12">Kerstin Klein</text:p>
                </table:table-cell>
              </table:table-row>
            </table:table>
            <text:p text:style-name="P1"/>
          </table:table-cell>
          <table:table-cell table:style-name="Tabelle7.A1" office:value-type="string">
            <text:p text:style-name="P1">Buch</text:p>
            <table:table table:name="Tabelle8" table:style-name="Tabelle8">
              <table:table-column table:style-name="Tabelle8.A"/>
              <table:table-column table:style-name="Tabelle8.B"/>
              <table:table-column table:style-name="Tabelle8.C"/>
              <table:table-row>
                <table:table-cell table:style-name="Tabelle8.A1" office:value-type="string">
                  <text:p text:style-name="P11">ISBN</text:p>
                </table:table-cell>
                <table:table-cell table:style-name="Tabelle8.A1" office:value-type="string">
                  <text:p text:style-name="P12">Titel</text:p>
                </table:table-cell>
                <table:table-cell table:style-name="Tabelle8.C1" office:value-type="string">
                  <text:p text:style-name="P12">Preis</text:p>
                </table:table-cell>
              </table:table-row>
              <table:table-row>
                <table:table-cell table:style-name="Tabelle8.A3" office:value-type="string">
                  <text:p text:style-name="P15">123</text:p>
                </table:table-cell>
                <table:table-cell table:style-name="Tabelle8.B2" office:value-type="string">
                  <text:p text:style-name="P13">Faust</text:p>
                </table:table-cell>
                <table:table-cell table:style-name="Tabelle8.C2" office:value-type="string">
                  <text:p text:style-name="P13">10,00</text:p>
                </table:table-cell>
              </table:table-row>
              <table:table-row>
                <table:table-cell table:style-name="Tabelle8.A3" office:value-type="string">
                  <text:p text:style-name="P15">456</text:p>
                </table:table-cell>
                <table:table-cell table:style-name="Tabelle8.B3" office:value-type="string">
                  <text:p text:style-name="P13">Das Parfüm</text:p>
                </table:table-cell>
                <table:table-cell table:style-name="Tabelle8.C3" office:value-type="string">
                  <text:p text:style-name="P13">15,00</text:p>
                </table:table-cell>
              </table:table-row>
            </table:table>
            <text:p text:style-name="P3"/>
          </table:table-cell>
        </table:table-row>
      </table:table>
      <text:p text:style-name="P4"/>
      <text:p text:style-name="P2">B<text:span text:style-name="T1">estellung</text:span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10">BestNr</text:p>
          </table:table-cell>
          <table:table-cell table:style-name="Tabelle6.A1" office:value-type="string">
            <text:p text:style-name="P13">KdNr</text:p>
          </table:table-cell>
          <table:table-cell table:style-name="Tabelle6.A1" office:value-type="string">
            <text:p text:style-name="P16">ISBN</text:p>
          </table:table-cell>
          <table:table-cell table:style-name="Tabelle6.D1" office:value-type="string">
            <text:p text:style-name="P14">Anzahl</text:p>
          </table:table-cell>
        </table:table-row>
        <table:table-row>
          <table:table-cell table:style-name="Tabelle6.A2" office:value-type="string">
            <text:p text:style-name="P13">2017.01</text:p>
          </table:table-cell>
          <table:table-cell table:style-name="Tabelle6.B2" office:value-type="string">
            <text:p text:style-name="P13">001</text:p>
          </table:table-cell>
          <table:table-cell table:style-name="Tabelle6.C2" office:value-type="string">
            <text:p text:style-name="P16">123</text:p>
          </table:table-cell>
          <table:table-cell table:style-name="Tabelle6.D2" office:value-type="string">
            <text:p text:style-name="P13">1</text:p>
          </table:table-cell>
        </table:table-row>
        <table:table-row>
          <table:table-cell table:style-name="Tabelle6.A3" office:value-type="string">
            <text:p text:style-name="P13">2017.02</text:p>
          </table:table-cell>
          <table:table-cell table:style-name="Tabelle6.B3" office:value-type="string">
            <text:p text:style-name="P13">002</text:p>
          </table:table-cell>
          <table:table-cell table:style-name="Tabelle6.C3" office:value-type="string">
            <text:p text:style-name="P17">123</text:p>
          </table:table-cell>
          <table:table-cell table:style-name="Tabelle6.D3" office:value-type="string">
            <text:p text:style-name="P13">12</text:p>
          </table:table-cell>
        </table:table-row>
        <table:table-row>
          <table:table-cell table:style-name="Tabelle6.A4" office:value-type="string">
            <text:p text:style-name="P13">2017.03</text:p>
          </table:table-cell>
          <table:table-cell table:style-name="Tabelle6.B4" office:value-type="string">
            <text:p text:style-name="P13">001</text:p>
          </table:table-cell>
          <table:table-cell table:style-name="Tabelle6.C4" office:value-type="string">
            <text:p text:style-name="P17">456</text:p>
          </table:table-cell>
          <table:table-cell table:style-name="Tabelle6.D4" office:value-type="string">
            <text:p text:style-name="P13">2</text:p>
          </table:table-cell>
        </table:table-row>
      </table:table>
      <text:p text:style-name="P4"/>
      <text:p text:style-name="P6">Frage 1: Wie hoch ist der Umsatz der Bestellung 2017.02?</text:p>
      <text:p text:style-name="P7">Frage 2: Wie hoch ist der Gesamtumsatz aller Bestellungen?</text:p>
      <text:p text:style-name="P8">Frage 3: Liste die Umsätze nach Kundennummern auf.</text:p>
      <text:p text:style-name="P8"/>
      <text:p text:style-name="P8"/>
      <text:p text:style-name="P8"><text:soft-page-break/>Lösungen</text:p>
      <text:p text:style-name="P9">SELECT Bestellung.Anzahl * Buch.Preis AS Umsatz</text:p>
      <text:p text:style-name="P9">FROM Bestellung INNER JOIN Buch</text:p>
      <text:p text:style-name="P9">ON Bestellung.ISBN = Buch.ISBN</text:p>
      <text:p text:style-name="P9">WHERE Bestellung.BestNr = "2017.02";</text:p>
      <text:p text:style-name="P9"/>
      <text:p text:style-name="P9">SELECT Sum(Bestellung.Anzahl * Buch.Preis)</text:p>
      <text:p text:style-name="P9">AS Umsatz</text:p>
      <text:p text:style-name="P9">FROM Bestellung INNER JOIN Buch</text:p>
      <text:p text:style-name="P9">ON Bestellung.ISBN = Buch.ISBN;</text:p>
      <text:p text:style-name="P9"/>
      <text:p text:style-name="P9">SELECT Sum(Bestellung.Anzahl * Buch.Preis)</text:p>
      <text:p text:style-name="P9">AS Umsatz</text:p>
      <text:p text:style-name="P9">FROM Bestellung INNER JOIN Buch</text:p>
      <text:p text:style-name="P9">ON Bestellung.ISBN = Buch.ISBN</text:p>
      <text:p text:style-name="P9">GROUP BY Bestellung.KdNr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5:22:21.606000000</meta:creation-date>
    <dc:date>2017-10-13T11:38:41.461000000</dc:date>
    <meta:editing-duration>PT27M36S</meta:editing-duration>
    <meta:editing-cycles>7</meta:editing-cycles>
    <meta:generator>LibreOffice/5.3.2.2$Windows_x86 LibreOffice_project/6cd4f1ef626f15116896b1d8e1398b56da0d0ee1</meta:generator>
    <meta:document-statistic meta:table-count="4" meta:image-count="0" meta:object-count="0" meta:page-count="2" meta:paragraph-count="51" meta:word-count="117" meta:character-count="733" meta:non-whitespace-character-count="667"/>
  </office:meta>
</office:document-meta>
</file>